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36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number-style style:name="N8002" number:language="de" number:country="DE">
      <number:number number:decimal-places="2" number:min-integer-digits="1"/>
    </number:number-style>
    <number:number-style style:name="N8003" number:language="de" number:country="DE">
      <number:number number:decimal-places="0" number:min-integer-digits="1" number:grouping="true"/>
    </number:number-style>
    <number:number-style style:name="N8061" number:language="de" number:country="DE">
      <number:scientific-number number:decimal-places="2" number:min-integer-digits="1" number:min-exponent-digits="2"/>
    </number:number-style>
    <style:style style:name="ce1" style:family="table-cell" style:parent-style-name="Excel_20_Built-in_20_Normal" style:data-style-name="N8001"/>
    <style:style style:name="ce2" style:family="table-cell" style:parent-style-name="Excel_20_Built-in_20_Normal" style:data-style-name="N8061"/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R0</text:p>
          </table:table-cell>
          <table:table-cell table:style-name="ce2" office:value-type="float" office:value="10000">
            <text:p>1,00E+04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float" office:value="3380">
            <text:p>338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T0</text:p>
          </table:table-cell>
          <table:table-cell office:value-type="float" office:value="298.15">
            <text:p>298,15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table:formula="of:=[.B1]*EXP(-[.B2]/[.B3])" office:value-type="float" office:value="0.119285538451852">
            <text:p>0,11928553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s</text:p>
          </table:table-cell>
          <table:table-cell table:style-name="ce2" office:value-type="float" office:value="22000">
            <text:p>2,20E+04</text:p>
          </table:table-cell>
          <table:table-cell table:number-columns-repeated="2"/>
          <table:table-cell table:style-name="ce1"/>
          <table:table-cell table:number-columns-repeated="1019"/>
        </table:table-row>
        <table:table-row table:style-name="ro2">
          <table:table-cell office:value-type="string">
            <text:p>Uref</text:p>
          </table:table-cell>
          <table:table-cell table:style-name="ce2" office:value-type="float" office:value="5">
            <text:p>5,00E+00</text:p>
          </table:table-cell>
          <table:table-cell table:number-columns-repeated="4"/>
          <table:table-cell>
            <draw:frame table:end-cell-address="Tabelle1.O26" table:end-x="1.133cm" table:end-y="0.069cm" draw:z-index="0" draw:style-name="gr1" draw:text-style-name="P1" svg:width="15.999cm" svg:height="8.999cm" svg:x="1.793cm" svg:y="0.19cm">
              <draw:object draw:notify-on-update-of-ranges="Tabelle1.A11:Tabelle1.A11 Tabelle1.A12:Tabelle1.A18 Tabelle1.B11:Tabelle1.B11 Tabelle1.B12:Tabelle1.B18" xlink:href="./Object 1" xlink:type="simple" xlink:show="embed" xlink:actuate="onLoad">
                <text:p text:style-name="P1">=</text:p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1023">
            <text:p>1,02E+0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ount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Um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formula="of:=INT(([.E12]*[.$B$8])/[.$B$7])" office:value-type="float" office:value="148">
            <text:p>148</text:p>
          </table:table-cell>
          <table:table-cell office:value-type="float" office:value="-30">
            <text:p>-30</text:p>
          </table:table-cell>
          <table:table-cell table:style-name="ce3" table:formula="of:=[.$B$4]*EXP([.$B$2]/([.B12]+273.15))" office:value-type="float" office:value="129916.738425764">
            <text:p>129.917</text:p>
          </table:table-cell>
          <table:table-cell table:style-name="ce2" table:formula="of:=[.$B$7]/([.$B$6]+[.C12])" office:value-type="float" office:value="0.0000329127655833877">
            <text:p>3,29E-05</text:p>
          </table:table-cell>
          <table:table-cell table:style-name="ce4" table:formula="of:=[.D12]*[.$B$6]" office:value-type="float" office:value="0.72408084283453">
            <text:p>0,72</text:p>
          </table:table-cell>
          <table:table-cell table:style-name="Default" table:formula="of:=0.0976*[.A12]-43.5488" office:value-type="float" office:value="-29.104">
            <text:p>-29,104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3]*[.$B$8])/[.$B$7])" office:value-type="float" office:value="231">
            <text:p>231</text:p>
          </table:table-cell>
          <table:table-cell office:value-type="float" office:value="-20">
            <text:p>-20</text:p>
          </table:table-cell>
          <table:table-cell table:style-name="ce3" table:formula="of:=[.$B$4]*EXP([.$B$2]/([.B13]+273.15))" office:value-type="float" office:value="75021.689901878">
            <text:p>75.022</text:p>
          </table:table-cell>
          <table:table-cell table:style-name="ce2" table:formula="of:=[.$B$7]/([.$B$6]+[.C13])" office:value-type="float" office:value="0.0000515348681831527">
            <text:p>5,15E-05</text:p>
          </table:table-cell>
          <table:table-cell table:style-name="ce4" table:formula="of:=[.D13]*[.$B$6]" office:value-type="float" office:value="1.13376710002936">
            <text:p>1,13</text:p>
          </table:table-cell>
          <table:table-cell table:style-name="Default" table:formula="of:=0.0976*[.A13]-43.5488" office:value-type="float" office:value="-21.0032">
            <text:p>-21,0032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4]*[.$B$8])/[.$B$7])" office:value-type="float" office:value="335">
            <text:p>335</text:p>
          </table:table-cell>
          <table:table-cell office:value-type="float" office:value="-10">
            <text:p>-10</text:p>
          </table:table-cell>
          <table:table-cell table:style-name="ce3" table:formula="of:=[.$B$4]*EXP([.$B$2]/([.B14]+273.15))" office:value-type="float" office:value="45168.2711814763">
            <text:p>45.168</text:p>
          </table:table-cell>
          <table:table-cell table:style-name="ce2" table:formula="of:=[.$B$7]/([.$B$6]+[.C14])" office:value-type="float" office:value="0.0000744399090828305">
            <text:p>7,44E-05</text:p>
          </table:table-cell>
          <table:table-cell table:style-name="ce4" table:formula="of:=[.D14]*[.$B$6]" office:value-type="float" office:value="1.63767799982227">
            <text:p>1,64</text:p>
          </table:table-cell>
          <table:table-cell table:style-name="Default" table:formula="of:=0.0976*[.A14]-43.5488" office:value-type="float" office:value="-10.8528">
            <text:p>-10,8528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5]*[.$B$8])/[.$B$7])" office:value-type="float" office:value="448">
            <text:p>448</text:p>
          </table:table-cell>
          <table:table-cell office:value-type="float" office:value="0">
            <text:p>0</text:p>
          </table:table-cell>
          <table:table-cell table:style-name="ce3" table:formula="of:=[.$B$4]*EXP([.$B$2]/([.B15]+273.15))" office:value-type="float" office:value="28223.7250860221">
            <text:p>28.224</text:p>
          </table:table-cell>
          <table:table-cell table:style-name="ce2" table:formula="of:=[.$B$7]/([.$B$6]+[.C15])" office:value-type="float" office:value="0.0000995545430259525">
            <text:p>9,96E-05</text:p>
          </table:table-cell>
          <table:table-cell table:style-name="ce4" table:formula="of:=[.D15]*[.$B$6]" office:value-type="float" office:value="2.19019994657095">
            <text:p>2,19</text:p>
          </table:table-cell>
          <table:table-cell table:style-name="Default" table:formula="of:=0.0976*[.A15]-43.5488" office:value-type="float" office:value="0.176000000000002">
            <text:p>0,176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6]*[.$B$8])/[.$B$7])" office:value-type="float" office:value="559">
            <text:p>559</text:p>
          </table:table-cell>
          <table:table-cell office:value-type="float" office:value="10">
            <text:p>10</text:p>
          </table:table-cell>
          <table:table-cell table:style-name="ce3" table:formula="of:=[.$B$4]*EXP([.$B$2]/([.B16]+273.15))" office:value-type="float" office:value="18231.3991849028">
            <text:p>18.231</text:p>
          </table:table-cell>
          <table:table-cell table:style-name="ce2" table:formula="of:=[.$B$7]/([.$B$6]+[.C16])" office:value-type="float" office:value="0.000124281036735016">
            <text:p>1,24E-04</text:p>
          </table:table-cell>
          <table:table-cell table:style-name="ce4" table:formula="of:=[.D16]*[.$B$6]" office:value-type="float" office:value="2.73418280817035">
            <text:p>2,73</text:p>
          </table:table-cell>
          <table:table-cell table:style-name="Default" table:formula="of:=0.0976*[.A16]-43.5488" office:value-type="float" office:value="11.0096">
            <text:p>11,0096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7]*[.$B$8])/[.$B$7])" office:value-type="float" office:value="659">
            <text:p>659</text:p>
          </table:table-cell>
          <table:table-cell office:value-type="float" office:value="20">
            <text:p>20</text:p>
          </table:table-cell>
          <table:table-cell table:style-name="ce3" table:formula="of:=[.$B$4]*EXP([.$B$2]/([.B17]+273.15))" office:value-type="float" office:value="12133.1700070534">
            <text:p>12.133</text:p>
          </table:table-cell>
          <table:table-cell table:style-name="ce2" table:formula="of:=[.$B$7]/([.$B$6]+[.C17])" office:value-type="float" office:value="0.000146485075923707">
            <text:p>1,46E-04</text:p>
          </table:table-cell>
          <table:table-cell table:style-name="ce4" table:formula="of:=[.D17]*[.$B$6]" office:value-type="float" office:value="3.22267167032155">
            <text:p>3,22</text:p>
          </table:table-cell>
          <table:table-cell table:style-name="Default" table:formula="of:=0.0976*[.A17]-43.5488" office:value-type="float" office:value="20.7696">
            <text:p>20,7696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formula="of:=INT(([.E18]*[.$B$8])/[.$B$7])" office:value-type="float" office:value="742">
            <text:p>742</text:p>
          </table:table-cell>
          <table:table-cell office:value-type="float" office:value="30">
            <text:p>30</text:p>
          </table:table-cell>
          <table:table-cell table:style-name="ce3" table:formula="of:=[.$B$4]*EXP([.$B$2]/([.B18]+273.15))" office:value-type="float" office:value="8294.60624359853">
            <text:p>8.295</text:p>
          </table:table-cell>
          <table:table-cell table:style-name="ce2" table:formula="of:=[.$B$7]/([.$B$6]+[.C18])" office:value-type="float" office:value="0.000165045881758458">
            <text:p>1,65E-04</text:p>
          </table:table-cell>
          <table:table-cell table:style-name="ce4" table:formula="of:=[.D18]*[.$B$6]" office:value-type="float" office:value="3.63100939868607">
            <text:p>3,63</text:p>
          </table:table-cell>
          <table:table-cell table:style-name="Default" table:formula="of:=0.0976*[.A18]-43.5488" office:value-type="float" office:value="28.8704">
            <text:p>28,8704</text:p>
          </table:table-cell>
          <table:table-cell table:style-name="ce1" table:number-columns-repeated="2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2.01.2019</text:date>, <text:time>22:2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2T22:24:37.94</dc:date>
    <meta:generator>OpenOffice/4.1.5$Win32 OpenOffice.org_project/415m1$Build-9789</meta:generator>
    <meta:editing-duration>PT22H18M51S</meta:editing-duration>
    <meta:editing-cycles>2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1" number:language="de" number:country="DE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6cm" svg:y="3.942cm" style:legend-expansion="high" chart:style-name="ch2"/>
        <chart:plot-area chart:style-name="ch3" table:cell-range-address="Tabelle1.A11:Tabelle1.B18" chart:data-source-has-labels="row" svg:x="0.77cm" svg:y="0.855cm" svg:width="11.736cm" svg:height="7.545cm">
          <chartooo:coordinate-region svg:x="1.525cm" svg:y="1.059cm" svg:width="10.693cm" svg:height="7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2:Tabelle1.B18" chart:label-cell-address="Tabelle1.B11:Tabelle1.B11" chart:class="chart:scatter">
            <chart:domain table:cell-range-address="Tabelle1.A12:Tabelle1.A18"/>
            <chart:regression-curve chart:style-name="ch8">
              <chart:equation chart:display-r-square="tru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</text:p>
                <draw:g>
                  <svg:desc>Tabelle1.B11:Tabelle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">
                <text:p>148</text:p>
                <draw:g>
                  <svg:desc>Tabelle1.A12:Tabelle1.A18</svg:desc>
                </draw:g>
              </table:table-cell>
              <table:table-cell office:value-type="float" office:value="-30">
                <text:p>-30</text:p>
                <draw:g>
                  <svg:desc>Tabelle1.B12:Tabelle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9">
                <text:p>5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9">
                <text:p>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